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44cm"/>
    </style:style>
    <style:style style:name="co2" style:family="table-column">
      <style:table-column-properties fo:break-before="auto" style:column-width="1.919cm"/>
    </style:style>
    <style:style style:name="co3" style:family="table-column">
      <style:table-column-properties fo:break-before="auto" style:column-width="1.335cm"/>
    </style:style>
    <style:style style:name="co4" style:family="table-column">
      <style:table-column-properties fo:break-before="auto" style:column-width="5.512cm"/>
    </style:style>
    <style:style style:name="co5" style:family="table-column">
      <style:table-column-properties fo:break-before="auto" style:column-width="1.274cm"/>
    </style:style>
    <style:style style:name="co6" style:family="table-column">
      <style:table-column-properties fo:break-before="auto" style:column-width="2.778cm"/>
    </style:style>
    <style:style style:name="co7" style:family="table-column">
      <style:table-column-properties fo:break-before="auto" style:column-width="2.041cm"/>
    </style:style>
    <style:style style:name="co8" style:family="table-column">
      <style:table-column-properties fo:break-before="auto" style:column-width="1.427cm"/>
    </style:style>
    <style:style style:name="co9" style:family="table-column">
      <style:table-column-properties fo:break-before="auto" style:column-width="6.00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  <style:text-properties style:text-position=""/>
    </style:style>
    <style:style style:name="ce2" style:family="table-cell" style:parent-style-name="Pivot_20_Table_20_Category">
      <style:table-cell-properties fo:border-bottom="none" fo:border-left="2.01pt solid #000000" fo:border-right="0.99pt solid #000000" fo:border-top="0.99pt solid #000000"/>
      <style:text-properties style:text-position=""/>
    </style:style>
    <style:style style:name="ce3" style:family="table-cell" style:parent-style-name="Pivot_20_Table_20_Category">
      <style:table-cell-properties fo:border-bottom="none" fo:border-left="2.01pt solid #000000" fo:border-right="0.99pt solid #000000" fo:border-top="none"/>
      <style:text-properties style:text-position=""/>
    </style:style>
    <style:style style:name="ce4" style:family="table-cell" style:parent-style-name="Pivot_20_Table_20_Title">
      <style:table-cell-properties fo:border-bottom="2.01pt solid #000000" fo:border-left="2.01pt solid #000000" fo:border-right="0.99pt solid #000000" fo:border-top="0.99pt solid #000000"/>
      <style:text-properties style:text-position="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  <style:text-properties style:text-position=""/>
    </style:style>
    <style:style style:name="ce6" style:family="table-cell" style:parent-style-name="Pivot_20_Table_20_Value">
      <style:table-cell-properties fo:border-bottom="none" fo:border-left="0.99pt solid #000000" fo:border-right="2.01pt solid #000000" fo:border-top="0.99pt solid #000000"/>
      <style:text-properties style:text-position=""/>
    </style:style>
    <style:style style:name="ce7" style:family="table-cell" style:parent-style-name="Pivot_20_Table_20_Value">
      <style:table-cell-properties fo:border-bottom="none" fo:border-left="0.99pt solid #000000" fo:border-right="2.01pt solid #000000" fo:border-top="none"/>
      <style:text-properties style:text-position=""/>
    </style:style>
    <style:style style:name="ce8" style:family="table-cell" style:parent-style-name="Pivot_20_Table_20_Value">
      <style:table-cell-properties fo:border-bottom="0.99pt solid #000000" fo:border-left="0.99pt solid #000000" fo:border-right="2.01pt solid #000000" fo:border-top="none"/>
      <style:text-properties style:text-position=""/>
    </style:style>
    <style:style style:name="ce9" style:family="table-cell" style:parent-style-name="Pivot_20_Table_20_Result">
      <style:table-cell-properties fo:border-bottom="2.01pt solid #000000" fo:border-left="0.99pt solid #000000" fo:border-right="2.01pt solid #000000" fo:border-top="0.99pt solid #000000"/>
      <style:text-properties style:text-position="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Loop</text:p>
          </table:table-cell>
          <table:table-cell office:value-type="string">
            <text:p>Workload</text:p>
          </table:table-cell>
          <table:table-cell office:value-type="string">
            <text:p>Action</text:p>
          </table:table-cell>
          <table:table-cell office:value-type="string">
            <text:p>Core</text:p>
          </table:table-cell>
          <table:table-cell office:value-type="string">
            <text:p>Batch</text:p>
          </table:table-cell>
          <table:table-cell office:value-type="string">
            <text:p>Commit</text:p>
          </table:table-cell>
          <table:table-cell office:value-type="string">
            <text:p>Status</text:p>
          </table:table-cell>
          <table:table-cell office:value-type="string">
            <text:p>Qtime</text:p>
          </table:table-cell>
          <table:table-cell office:value-type="string">
            <text:p>Junk</text:p>
          </table:table-cell>
          <table:table-cell office:value-type="string">
            <text:p>Processing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w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1173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1390.22900391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w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18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22.087890625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w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34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37.879882812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s/>w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590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593.881103516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s/>w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559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564.187988281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w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56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67.884033203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w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73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76.9609375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w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584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588.41015625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s/>w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710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714.110107422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s/>w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09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12.764892578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w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752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762.212158203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w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39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43.344970703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w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80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84.976074219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s/>w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03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07.260742188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s/>w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12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17.934814453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w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57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68.509033203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w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581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585.00390625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w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12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16.242919922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s/>w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06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09.372070312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s/>w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11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15.729003906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w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86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98.434082031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w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37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41.070068359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w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03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06.895019531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s/>w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26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29.782226562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s/>w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66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69.909179688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w6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6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737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747.136962891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w6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6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08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12.089111328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w6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6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593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596.886230469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s/>w6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6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576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580.596923828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s/>w6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6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574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579.068847656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w7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7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705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717.282958984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w7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7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566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570.890136719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w7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7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42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46.413085938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s/>w7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7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547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550.922119141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s/>w7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7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18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22.700927734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w8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8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926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935.194091797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w8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8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92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96.481933594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w8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8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02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06.697265625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s/>w8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8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595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599.166992188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s/>w8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8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06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11.045898438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w9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9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887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895.673828125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w9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9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14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19.521972656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w9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9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53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57.638183594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s/>w9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9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09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12.442138672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s/>w9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9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574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577.647949219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w10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0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1250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1259.05615234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w10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0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573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576.806152344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w10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0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49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53.110107422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s/>w10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0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80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83.638916016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s/>w10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0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47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50.3359375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w1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1675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1683.36181641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w1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23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27.864013672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w1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06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09.898925781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s/>w1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02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05.388916016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s/>w1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89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92.919921875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w1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1657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1664.87304688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w1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580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584.012207031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w1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573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577.169921875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s/>w1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578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581.869140625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s/>w1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589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593.533935547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w1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1351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1359.5690918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w1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575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580.465087891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w1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40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43.750244141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s/>w1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594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598.576904297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s/>w1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485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488.681152344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w1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1885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1893.52807617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w1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547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551.307861328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w1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08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12.031982422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s/>w1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531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535.511962891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s/>w1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530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533.656982422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w1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2480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2488.88305664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w1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568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571.390869141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w1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19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23.2890625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s/>w1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529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533.381835938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s/>w1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576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580.498046875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</table:table>
      <table:table table:name="Pre-process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row table:style-name="ro4">
          <table:table-cell office:value-type="string">
            <text:p>Loop</text:p>
          </table:table-cell>
          <table:table-cell office:value-type="string">
            <text:p>Workload</text:p>
          </table:table-cell>
          <table:table-cell office:value-type="string">
            <text:p>Action</text:p>
          </table:table-cell>
          <table:table-cell office:value-type="string">
            <text:p>Core</text:p>
          </table:table-cell>
          <table:table-cell office:value-type="string">
            <text:p>Batch</text:p>
          </table:table-cell>
          <table:table-cell office:value-type="string">
            <text:p>Commit</text:p>
          </table:table-cell>
          <table:table-cell office:value-type="string">
            <text:p>Status</text:p>
          </table:table-cell>
          <table:table-cell office:value-type="string">
            <text:p>Qtime</text:p>
          </table:table-cell>
          <table:table-cell office:value-type="string">
            <text:p>Processing</text:p>
          </table:table-cell>
        </table:table-row>
        <table:table-row table:style-name="ro4" table:visibility="filter">
          <table:table-cell office:value-type="float" office:value="1">
            <text:p>1</text:p>
          </table:table-cell>
          <table:table-cell office:value-type="string">
            <text:p><text:s/>w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1173">
            <text:p>1173</text:p>
          </table:table-cell>
          <table:table-cell office:value-type="float" office:value="1390.22900391">
            <text:p>1390.22900391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<text:s/>w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18">
            <text:p>618</text:p>
          </table:table-cell>
          <table:table-cell office:value-type="float" office:value="622.087890625">
            <text:p>622.087890625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<text:s/>w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34">
            <text:p>634</text:p>
          </table:table-cell>
          <table:table-cell office:value-type="float" office:value="637.879882812">
            <text:p>637.879882812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<text:s/>w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90">
            <text:p>590</text:p>
          </table:table-cell>
          <table:table-cell office:value-type="float" office:value="593.881103516">
            <text:p>593.881103516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<text:s/>w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59">
            <text:p>559</text:p>
          </table:table-cell>
          <table:table-cell office:value-type="float" office:value="564.187988281">
            <text:p>564.187988281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 table:visibility="filter">
          <table:table-cell office:value-type="float" office:value="1">
            <text:p>1</text:p>
          </table:table-cell>
          <table:table-cell office:value-type="string">
            <text:p><text:s/>w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56">
            <text:p>656</text:p>
          </table:table-cell>
          <table:table-cell office:value-type="float" office:value="667.884033203">
            <text:p>667.884033203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<text:s/>w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73">
            <text:p>673</text:p>
          </table:table-cell>
          <table:table-cell office:value-type="float" office:value="676.9609375">
            <text:p>676.9609375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<text:s/>w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84">
            <text:p>584</text:p>
          </table:table-cell>
          <table:table-cell office:value-type="float" office:value="588.41015625">
            <text:p>588.41015625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<text:s/>w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710">
            <text:p>710</text:p>
          </table:table-cell>
          <table:table-cell office:value-type="float" office:value="714.110107422">
            <text:p>714.110107422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<text:s/>w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09">
            <text:p>609</text:p>
          </table:table-cell>
          <table:table-cell office:value-type="float" office:value="612.764892578">
            <text:p>612.764892578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 table:visibility="filter">
          <table:table-cell office:value-type="float" office:value="1">
            <text:p>1</text:p>
          </table:table-cell>
          <table:table-cell office:value-type="string">
            <text:p><text:s/>w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752">
            <text:p>752</text:p>
          </table:table-cell>
          <table:table-cell office:value-type="float" office:value="762.212158203">
            <text:p>762.212158203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<text:s/>w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39">
            <text:p>639</text:p>
          </table:table-cell>
          <table:table-cell office:value-type="float" office:value="643.344970703">
            <text:p>643.344970703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<text:s/>w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80">
            <text:p>680</text:p>
          </table:table-cell>
          <table:table-cell office:value-type="float" office:value="684.976074219">
            <text:p>684.976074219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<text:s/>w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03">
            <text:p>603</text:p>
          </table:table-cell>
          <table:table-cell office:value-type="float" office:value="607.260742188">
            <text:p>607.260742188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<text:s/>w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12">
            <text:p>612</text:p>
          </table:table-cell>
          <table:table-cell office:value-type="float" office:value="617.934814453">
            <text:p>617.934814453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 table:visibility="filter">
          <table:table-cell office:value-type="float" office:value="1">
            <text:p>1</text:p>
          </table:table-cell>
          <table:table-cell office:value-type="string">
            <text:p><text:s/>w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57">
            <text:p>657</text:p>
          </table:table-cell>
          <table:table-cell office:value-type="float" office:value="668.509033203">
            <text:p>668.509033203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<text:s/>w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81">
            <text:p>581</text:p>
          </table:table-cell>
          <table:table-cell office:value-type="float" office:value="585.00390625">
            <text:p>585.00390625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<text:s/>w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12">
            <text:p>612</text:p>
          </table:table-cell>
          <table:table-cell office:value-type="float" office:value="616.242919922">
            <text:p>616.242919922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<text:s/>w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06">
            <text:p>606</text:p>
          </table:table-cell>
          <table:table-cell office:value-type="float" office:value="609.372070312">
            <text:p>609.372070312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<text:s/>w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11">
            <text:p>611</text:p>
          </table:table-cell>
          <table:table-cell office:value-type="float" office:value="615.729003906">
            <text:p>615.729003906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 table:visibility="filter">
          <table:table-cell office:value-type="float" office:value="1">
            <text:p>1</text:p>
          </table:table-cell>
          <table:table-cell office:value-type="string">
            <text:p><text:s/>w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86">
            <text:p>686</text:p>
          </table:table-cell>
          <table:table-cell office:value-type="float" office:value="698.434082031">
            <text:p>698.434082031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<text:s/>w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37">
            <text:p>637</text:p>
          </table:table-cell>
          <table:table-cell office:value-type="float" office:value="641.070068359">
            <text:p>641.070068359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<text:s/>w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03">
            <text:p>603</text:p>
          </table:table-cell>
          <table:table-cell office:value-type="float" office:value="606.895019531">
            <text:p>606.895019531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<text:s/>w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26">
            <text:p>626</text:p>
          </table:table-cell>
          <table:table-cell office:value-type="float" office:value="629.782226562">
            <text:p>629.782226562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<text:s/>w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66">
            <text:p>666</text:p>
          </table:table-cell>
          <table:table-cell office:value-type="float" office:value="669.909179688">
            <text:p>669.909179688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 table:visibility="filter">
          <table:table-cell office:value-type="float" office:value="1">
            <text:p>1</text:p>
          </table:table-cell>
          <table:table-cell office:value-type="string">
            <text:p><text:s/>w6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6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737">
            <text:p>737</text:p>
          </table:table-cell>
          <table:table-cell office:value-type="float" office:value="747.136962891">
            <text:p>747.136962891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<text:s/>w6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6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08">
            <text:p>608</text:p>
          </table:table-cell>
          <table:table-cell office:value-type="float" office:value="612.089111328">
            <text:p>612.089111328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<text:s/>w6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6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93">
            <text:p>593</text:p>
          </table:table-cell>
          <table:table-cell office:value-type="float" office:value="596.886230469">
            <text:p>596.886230469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<text:s/>w6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6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76">
            <text:p>576</text:p>
          </table:table-cell>
          <table:table-cell office:value-type="float" office:value="580.596923828">
            <text:p>580.596923828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<text:s/>w6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6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74">
            <text:p>574</text:p>
          </table:table-cell>
          <table:table-cell office:value-type="float" office:value="579.068847656">
            <text:p>579.068847656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 table:visibility="filter">
          <table:table-cell office:value-type="float" office:value="1">
            <text:p>1</text:p>
          </table:table-cell>
          <table:table-cell office:value-type="string">
            <text:p><text:s/>w7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7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705">
            <text:p>705</text:p>
          </table:table-cell>
          <table:table-cell office:value-type="float" office:value="717.282958984">
            <text:p>717.282958984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<text:s/>w7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7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66">
            <text:p>566</text:p>
          </table:table-cell>
          <table:table-cell office:value-type="float" office:value="570.890136719">
            <text:p>570.890136719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<text:s/>w7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7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42">
            <text:p>642</text:p>
          </table:table-cell>
          <table:table-cell office:value-type="float" office:value="646.413085938">
            <text:p>646.413085938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<text:s/>w7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7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47">
            <text:p>547</text:p>
          </table:table-cell>
          <table:table-cell office:value-type="float" office:value="550.922119141">
            <text:p>550.922119141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<text:s/>w7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7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18">
            <text:p>618</text:p>
          </table:table-cell>
          <table:table-cell office:value-type="float" office:value="622.700927734">
            <text:p>622.700927734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 table:visibility="filter">
          <table:table-cell office:value-type="float" office:value="1">
            <text:p>1</text:p>
          </table:table-cell>
          <table:table-cell office:value-type="string">
            <text:p><text:s/>w8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8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926">
            <text:p>926</text:p>
          </table:table-cell>
          <table:table-cell office:value-type="float" office:value="935.194091797">
            <text:p>935.194091797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<text:s/>w8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8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92">
            <text:p>692</text:p>
          </table:table-cell>
          <table:table-cell office:value-type="float" office:value="696.481933594">
            <text:p>696.481933594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<text:s/>w8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8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02">
            <text:p>602</text:p>
          </table:table-cell>
          <table:table-cell office:value-type="float" office:value="606.697265625">
            <text:p>606.697265625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<text:s/>w8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8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95">
            <text:p>595</text:p>
          </table:table-cell>
          <table:table-cell office:value-type="float" office:value="599.166992188">
            <text:p>599.166992188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<text:s/>w8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8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06">
            <text:p>606</text:p>
          </table:table-cell>
          <table:table-cell office:value-type="float" office:value="611.045898438">
            <text:p>611.045898438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 table:visibility="filter">
          <table:table-cell office:value-type="float" office:value="1">
            <text:p>1</text:p>
          </table:table-cell>
          <table:table-cell office:value-type="string">
            <text:p><text:s/>w9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9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887">
            <text:p>887</text:p>
          </table:table-cell>
          <table:table-cell office:value-type="float" office:value="895.673828125">
            <text:p>895.673828125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<text:s/>w9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9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14">
            <text:p>614</text:p>
          </table:table-cell>
          <table:table-cell office:value-type="float" office:value="619.521972656">
            <text:p>619.521972656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<text:s/>w9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9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53">
            <text:p>653</text:p>
          </table:table-cell>
          <table:table-cell office:value-type="float" office:value="657.638183594">
            <text:p>657.638183594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<text:s/>w9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9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09">
            <text:p>609</text:p>
          </table:table-cell>
          <table:table-cell office:value-type="float" office:value="612.442138672">
            <text:p>612.442138672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<text:s/>w9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9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74">
            <text:p>574</text:p>
          </table:table-cell>
          <table:table-cell office:value-type="float" office:value="577.647949219">
            <text:p>577.647949219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 table:visibility="filter">
          <table:table-cell office:value-type="float" office:value="1">
            <text:p>1</text:p>
          </table:table-cell>
          <table:table-cell office:value-type="string">
            <text:p><text:s/>w10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0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1250">
            <text:p>1250</text:p>
          </table:table-cell>
          <table:table-cell office:value-type="float" office:value="1259.05615234">
            <text:p>1259.05615234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<text:s/>w10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0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73">
            <text:p>573</text:p>
          </table:table-cell>
          <table:table-cell office:value-type="float" office:value="576.806152344">
            <text:p>576.806152344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<text:s/>w10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0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49">
            <text:p>649</text:p>
          </table:table-cell>
          <table:table-cell office:value-type="float" office:value="653.110107422">
            <text:p>653.110107422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<text:s/>w10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0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80">
            <text:p>680</text:p>
          </table:table-cell>
          <table:table-cell office:value-type="float" office:value="683.638916016">
            <text:p>683.638916016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<text:s/>w10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0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47">
            <text:p>647</text:p>
          </table:table-cell>
          <table:table-cell office:value-type="float" office:value="650.3359375">
            <text:p>650.3359375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 table:visibility="filter">
          <table:table-cell office:value-type="float" office:value="1">
            <text:p>1</text:p>
          </table:table-cell>
          <table:table-cell office:value-type="string">
            <text:p><text:s/>w1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1675">
            <text:p>1675</text:p>
          </table:table-cell>
          <table:table-cell office:value-type="float" office:value="1683.36181641">
            <text:p>1683.36181641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<text:s/>w1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23">
            <text:p>623</text:p>
          </table:table-cell>
          <table:table-cell office:value-type="float" office:value="627.864013672">
            <text:p>627.864013672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<text:s/>w1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06">
            <text:p>606</text:p>
          </table:table-cell>
          <table:table-cell office:value-type="float" office:value="609.898925781">
            <text:p>609.898925781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<text:s/>w1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02">
            <text:p>602</text:p>
          </table:table-cell>
          <table:table-cell office:value-type="float" office:value="605.388916016">
            <text:p>605.388916016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<text:s/>w1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89">
            <text:p>689</text:p>
          </table:table-cell>
          <table:table-cell office:value-type="float" office:value="692.919921875">
            <text:p>692.919921875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 table:visibility="filter">
          <table:table-cell office:value-type="float" office:value="1">
            <text:p>1</text:p>
          </table:table-cell>
          <table:table-cell office:value-type="string">
            <text:p><text:s/>w1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1657">
            <text:p>1657</text:p>
          </table:table-cell>
          <table:table-cell office:value-type="float" office:value="1664.87304688">
            <text:p>1664.87304688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<text:s/>w1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80">
            <text:p>580</text:p>
          </table:table-cell>
          <table:table-cell office:value-type="float" office:value="584.012207031">
            <text:p>584.012207031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<text:s/>w1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73">
            <text:p>573</text:p>
          </table:table-cell>
          <table:table-cell office:value-type="float" office:value="577.169921875">
            <text:p>577.169921875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<text:s/>w1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78">
            <text:p>578</text:p>
          </table:table-cell>
          <table:table-cell office:value-type="float" office:value="581.869140625">
            <text:p>581.869140625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<text:s/>w1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89">
            <text:p>589</text:p>
          </table:table-cell>
          <table:table-cell office:value-type="float" office:value="593.533935547">
            <text:p>593.533935547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 table:visibility="filter">
          <table:table-cell office:value-type="float" office:value="1">
            <text:p>1</text:p>
          </table:table-cell>
          <table:table-cell office:value-type="string">
            <text:p><text:s/>w1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1351">
            <text:p>1351</text:p>
          </table:table-cell>
          <table:table-cell office:value-type="float" office:value="1359.5690918">
            <text:p>1359.5690918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<text:s/>w1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75">
            <text:p>575</text:p>
          </table:table-cell>
          <table:table-cell office:value-type="float" office:value="580.465087891">
            <text:p>580.465087891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<text:s/>w1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40">
            <text:p>640</text:p>
          </table:table-cell>
          <table:table-cell office:value-type="float" office:value="643.750244141">
            <text:p>643.750244141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<text:s/>w1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94">
            <text:p>594</text:p>
          </table:table-cell>
          <table:table-cell office:value-type="float" office:value="598.576904297">
            <text:p>598.576904297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<text:s/>w1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485">
            <text:p>485</text:p>
          </table:table-cell>
          <table:table-cell office:value-type="float" office:value="488.681152344">
            <text:p>488.681152344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 table:visibility="filter">
          <table:table-cell office:value-type="float" office:value="1">
            <text:p>1</text:p>
          </table:table-cell>
          <table:table-cell office:value-type="string">
            <text:p><text:s/>w1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1885">
            <text:p>1885</text:p>
          </table:table-cell>
          <table:table-cell office:value-type="float" office:value="1893.52807617">
            <text:p>1893.52807617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<text:s/>w1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47">
            <text:p>547</text:p>
          </table:table-cell>
          <table:table-cell office:value-type="float" office:value="551.307861328">
            <text:p>551.307861328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<text:s/>w1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08">
            <text:p>608</text:p>
          </table:table-cell>
          <table:table-cell office:value-type="float" office:value="612.031982422">
            <text:p>612.031982422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<text:s/>w1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31">
            <text:p>531</text:p>
          </table:table-cell>
          <table:table-cell office:value-type="float" office:value="535.511962891">
            <text:p>535.511962891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<text:s/>w1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30">
            <text:p>530</text:p>
          </table:table-cell>
          <table:table-cell office:value-type="float" office:value="533.656982422">
            <text:p>533.656982422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 table:visibility="filter">
          <table:table-cell office:value-type="float" office:value="1">
            <text:p>1</text:p>
          </table:table-cell>
          <table:table-cell office:value-type="string">
            <text:p><text:s/>w1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2480">
            <text:p>2480</text:p>
          </table:table-cell>
          <table:table-cell office:value-type="float" office:value="2488.88305664">
            <text:p>2488.88305664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<text:s/>w1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68">
            <text:p>568</text:p>
          </table:table-cell>
          <table:table-cell office:value-type="float" office:value="571.390869141">
            <text:p>571.390869141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<text:s/>w1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19">
            <text:p>619</text:p>
          </table:table-cell>
          <table:table-cell office:value-type="float" office:value="623.2890625">
            <text:p>623.2890625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<text:s/>w1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29">
            <text:p>529</text:p>
          </table:table-cell>
          <table:table-cell office:value-type="float" office:value="533.381835938">
            <text:p>533.381835938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<text:s/>w1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76">
            <text:p>576</text:p>
          </table:table-cell>
          <table:table-cell office:value-type="float" office:value="580.498046875">
            <text:p>580.498046875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2" table:number-rows-repeated="104842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Refined" table:style-name="ta1">
        <table:table-column table:style-name="co10" table:number-columns-repeated="10" table:default-cell-style-name="Default"/>
        <table:table-row table:style-name="ro1">
          <table:table-cell office:value-type="string">
            <text:p>Loop</text:p>
          </table:table-cell>
          <table:table-cell office:value-type="string">
            <text:p>Workload</text:p>
          </table:table-cell>
          <table:table-cell office:value-type="string">
            <text:p>Action</text:p>
          </table:table-cell>
          <table:table-cell office:value-type="string">
            <text:p>Core</text:p>
          </table:table-cell>
          <table:table-cell office:value-type="string">
            <text:p>Batch</text:p>
          </table:table-cell>
          <table:table-cell office:value-type="string">
            <text:p>Commit</text:p>
          </table:table-cell>
          <table:table-cell office:value-type="string">
            <text:p>Status</text:p>
          </table:table-cell>
          <table:table-cell office:value-type="string">
            <text:p>Qtime</text:p>
          </table:table-cell>
          <table:table-cell office:value-type="string">
            <text:p>Processing</text:p>
          </table:table-cell>
          <table:table-cell office:value-type="string">
            <text:p>Parsing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<text:s/>w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18">
            <text:p>618</text:p>
          </table:table-cell>
          <table:table-cell office:value-type="float" office:value="622.087890625">
            <text:p>622.087890625</text:p>
          </table:table-cell>
          <table:table-cell table:formula="of:=[.I2]-[.H2]" office:value-type="float" office:value="4.087890625">
            <text:p>4.087890625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<text:s/>w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34">
            <text:p>634</text:p>
          </table:table-cell>
          <table:table-cell office:value-type="float" office:value="637.879882812">
            <text:p>637.879882812</text:p>
          </table:table-cell>
          <table:table-cell table:formula="of:=[.I3]-[.H3]" office:value-type="float" office:value="3.87988281200001">
            <text:p>3.879882812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<text:s/>w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90">
            <text:p>590</text:p>
          </table:table-cell>
          <table:table-cell office:value-type="float" office:value="593.881103516">
            <text:p>593.881103516</text:p>
          </table:table-cell>
          <table:table-cell table:formula="of:=[.I4]-[.H4]" office:value-type="float" office:value="3.88110351600005">
            <text:p>3.881103516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<text:s/>w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59">
            <text:p>559</text:p>
          </table:table-cell>
          <table:table-cell office:value-type="float" office:value="564.187988281">
            <text:p>564.187988281</text:p>
          </table:table-cell>
          <table:table-cell table:formula="of:=[.I5]-[.H5]" office:value-type="float" office:value="5.187988281">
            <text:p>5.187988281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<text:s/>w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73">
            <text:p>673</text:p>
          </table:table-cell>
          <table:table-cell office:value-type="float" office:value="676.9609375">
            <text:p>676.9609375</text:p>
          </table:table-cell>
          <table:table-cell table:formula="of:=[.I6]-[.H6]" office:value-type="float" office:value="3.9609375">
            <text:p>3.9609375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<text:s/>w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84">
            <text:p>584</text:p>
          </table:table-cell>
          <table:table-cell office:value-type="float" office:value="588.41015625">
            <text:p>588.41015625</text:p>
          </table:table-cell>
          <table:table-cell table:formula="of:=[.I7]-[.H7]" office:value-type="float" office:value="4.41015625">
            <text:p>4.41015625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<text:s/>w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710">
            <text:p>710</text:p>
          </table:table-cell>
          <table:table-cell office:value-type="float" office:value="714.110107422">
            <text:p>714.110107422</text:p>
          </table:table-cell>
          <table:table-cell table:formula="of:=[.I8]-[.H8]" office:value-type="float" office:value="4.11010742200006">
            <text:p>4.110107422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<text:s/>w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09">
            <text:p>609</text:p>
          </table:table-cell>
          <table:table-cell office:value-type="float" office:value="612.764892578">
            <text:p>612.764892578</text:p>
          </table:table-cell>
          <table:table-cell table:formula="of:=[.I9]-[.H9]" office:value-type="float" office:value="3.76489257799994">
            <text:p>3.764892578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<text:s/>w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39">
            <text:p>639</text:p>
          </table:table-cell>
          <table:table-cell office:value-type="float" office:value="643.344970703">
            <text:p>643.344970703</text:p>
          </table:table-cell>
          <table:table-cell table:formula="of:=[.I10]-[.H10]" office:value-type="float" office:value="4.34497070299994">
            <text:p>4.344970703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<text:s/>w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80">
            <text:p>680</text:p>
          </table:table-cell>
          <table:table-cell office:value-type="float" office:value="684.976074219">
            <text:p>684.976074219</text:p>
          </table:table-cell>
          <table:table-cell table:formula="of:=[.I11]-[.H11]" office:value-type="float" office:value="4.976074219">
            <text:p>4.976074219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<text:s/>w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03">
            <text:p>603</text:p>
          </table:table-cell>
          <table:table-cell office:value-type="float" office:value="607.260742188">
            <text:p>607.260742188</text:p>
          </table:table-cell>
          <table:table-cell table:formula="of:=[.I12]-[.H12]" office:value-type="float" office:value="4.260742188">
            <text:p>4.260742188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<text:s/>w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12">
            <text:p>612</text:p>
          </table:table-cell>
          <table:table-cell office:value-type="float" office:value="617.934814453">
            <text:p>617.934814453</text:p>
          </table:table-cell>
          <table:table-cell table:formula="of:=[.I13]-[.H13]" office:value-type="float" office:value="5.93481445299994">
            <text:p>5.934814453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<text:s/>w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81">
            <text:p>581</text:p>
          </table:table-cell>
          <table:table-cell office:value-type="float" office:value="585.00390625">
            <text:p>585.00390625</text:p>
          </table:table-cell>
          <table:table-cell table:formula="of:=[.I14]-[.H14]" office:value-type="float" office:value="4.00390625">
            <text:p>4.00390625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<text:s/>w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12">
            <text:p>612</text:p>
          </table:table-cell>
          <table:table-cell office:value-type="float" office:value="616.242919922">
            <text:p>616.242919922</text:p>
          </table:table-cell>
          <table:table-cell table:formula="of:=[.I15]-[.H15]" office:value-type="float" office:value="4.24291992200006">
            <text:p>4.242919922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<text:s/>w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06">
            <text:p>606</text:p>
          </table:table-cell>
          <table:table-cell office:value-type="float" office:value="609.372070312">
            <text:p>609.372070312</text:p>
          </table:table-cell>
          <table:table-cell table:formula="of:=[.I16]-[.H16]" office:value-type="float" office:value="3.37207031200001">
            <text:p>3.372070312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<text:s/>w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11">
            <text:p>611</text:p>
          </table:table-cell>
          <table:table-cell office:value-type="float" office:value="615.729003906">
            <text:p>615.729003906</text:p>
          </table:table-cell>
          <table:table-cell table:formula="of:=[.I17]-[.H17]" office:value-type="float" office:value="4.729003906">
            <text:p>4.729003906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<text:s/>w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37">
            <text:p>637</text:p>
          </table:table-cell>
          <table:table-cell office:value-type="float" office:value="641.070068359">
            <text:p>641.070068359</text:p>
          </table:table-cell>
          <table:table-cell table:formula="of:=[.I18]-[.H18]" office:value-type="float" office:value="4.07006835899995">
            <text:p>4.070068359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<text:s/>w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03">
            <text:p>603</text:p>
          </table:table-cell>
          <table:table-cell office:value-type="float" office:value="606.895019531">
            <text:p>606.895019531</text:p>
          </table:table-cell>
          <table:table-cell table:formula="of:=[.I19]-[.H19]" office:value-type="float" office:value="3.895019531">
            <text:p>3.895019531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<text:s/>w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26">
            <text:p>626</text:p>
          </table:table-cell>
          <table:table-cell office:value-type="float" office:value="629.782226562">
            <text:p>629.782226562</text:p>
          </table:table-cell>
          <table:table-cell table:formula="of:=[.I20]-[.H20]" office:value-type="float" office:value="3.78222656200001">
            <text:p>3.782226562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<text:s/>w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66">
            <text:p>666</text:p>
          </table:table-cell>
          <table:table-cell office:value-type="float" office:value="669.909179688">
            <text:p>669.909179688</text:p>
          </table:table-cell>
          <table:table-cell table:formula="of:=[.I21]-[.H21]" office:value-type="float" office:value="3.90917968799999">
            <text:p>3.909179688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<text:s/>w6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6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08">
            <text:p>608</text:p>
          </table:table-cell>
          <table:table-cell office:value-type="float" office:value="612.089111328">
            <text:p>612.089111328</text:p>
          </table:table-cell>
          <table:table-cell table:formula="of:=[.I22]-[.H22]" office:value-type="float" office:value="4.08911132799994">
            <text:p>4.089111328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<text:s/>w6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6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93">
            <text:p>593</text:p>
          </table:table-cell>
          <table:table-cell office:value-type="float" office:value="596.886230469">
            <text:p>596.886230469</text:p>
          </table:table-cell>
          <table:table-cell table:formula="of:=[.I23]-[.H23]" office:value-type="float" office:value="3.886230469">
            <text:p>3.886230469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<text:s/>w6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6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76">
            <text:p>576</text:p>
          </table:table-cell>
          <table:table-cell office:value-type="float" office:value="580.596923828">
            <text:p>580.596923828</text:p>
          </table:table-cell>
          <table:table-cell table:formula="of:=[.I24]-[.H24]" office:value-type="float" office:value="4.59692382799994">
            <text:p>4.596923828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<text:s/>w6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6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74">
            <text:p>574</text:p>
          </table:table-cell>
          <table:table-cell office:value-type="float" office:value="579.068847656">
            <text:p>579.068847656</text:p>
          </table:table-cell>
          <table:table-cell table:formula="of:=[.I25]-[.H25]" office:value-type="float" office:value="5.068847656">
            <text:p>5.068847656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<text:s/>w7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7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66">
            <text:p>566</text:p>
          </table:table-cell>
          <table:table-cell office:value-type="float" office:value="570.890136719">
            <text:p>570.890136719</text:p>
          </table:table-cell>
          <table:table-cell table:formula="of:=[.I26]-[.H26]" office:value-type="float" office:value="4.890136719">
            <text:p>4.890136719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<text:s/>w7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7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42">
            <text:p>642</text:p>
          </table:table-cell>
          <table:table-cell office:value-type="float" office:value="646.413085938">
            <text:p>646.413085938</text:p>
          </table:table-cell>
          <table:table-cell table:formula="of:=[.I27]-[.H27]" office:value-type="float" office:value="4.413085938">
            <text:p>4.413085938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<text:s/>w7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7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47">
            <text:p>547</text:p>
          </table:table-cell>
          <table:table-cell office:value-type="float" office:value="550.922119141">
            <text:p>550.922119141</text:p>
          </table:table-cell>
          <table:table-cell table:formula="of:=[.I28]-[.H28]" office:value-type="float" office:value="3.92211914100005">
            <text:p>3.922119141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<text:s/>w7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7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18">
            <text:p>618</text:p>
          </table:table-cell>
          <table:table-cell office:value-type="float" office:value="622.700927734">
            <text:p>622.700927734</text:p>
          </table:table-cell>
          <table:table-cell table:formula="of:=[.I29]-[.H29]" office:value-type="float" office:value="4.70092773399995">
            <text:p>4.700927734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<text:s/>w8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8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92">
            <text:p>692</text:p>
          </table:table-cell>
          <table:table-cell office:value-type="float" office:value="696.481933594">
            <text:p>696.481933594</text:p>
          </table:table-cell>
          <table:table-cell table:formula="of:=[.I30]-[.H30]" office:value-type="float" office:value="4.481933594">
            <text:p>4.48193359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w8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8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02">
            <text:p>602</text:p>
          </table:table-cell>
          <table:table-cell office:value-type="float" office:value="606.697265625">
            <text:p>606.697265625</text:p>
          </table:table-cell>
          <table:table-cell table:formula="of:=[.I31]-[.H31]" office:value-type="float" office:value="4.697265625">
            <text:p>4.69726562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s/>w8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8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95">
            <text:p>595</text:p>
          </table:table-cell>
          <table:table-cell office:value-type="float" office:value="599.166992188">
            <text:p>599.166992188</text:p>
          </table:table-cell>
          <table:table-cell table:formula="of:=[.I32]-[.H32]" office:value-type="float" office:value="4.166992188">
            <text:p>4.16699218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s/>w8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8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06">
            <text:p>606</text:p>
          </table:table-cell>
          <table:table-cell office:value-type="float" office:value="611.045898438">
            <text:p>611.045898438</text:p>
          </table:table-cell>
          <table:table-cell table:formula="of:=[.I33]-[.H33]" office:value-type="float" office:value="5.045898438">
            <text:p>5.04589843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w9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9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14">
            <text:p>614</text:p>
          </table:table-cell>
          <table:table-cell office:value-type="float" office:value="619.521972656">
            <text:p>619.521972656</text:p>
          </table:table-cell>
          <table:table-cell table:formula="of:=[.I34]-[.H34]" office:value-type="float" office:value="5.521972656">
            <text:p>5.52197265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w9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9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53">
            <text:p>653</text:p>
          </table:table-cell>
          <table:table-cell office:value-type="float" office:value="657.638183594">
            <text:p>657.638183594</text:p>
          </table:table-cell>
          <table:table-cell table:formula="of:=[.I35]-[.H35]" office:value-type="float" office:value="4.638183594">
            <text:p>4.63818359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s/>w9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9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09">
            <text:p>609</text:p>
          </table:table-cell>
          <table:table-cell office:value-type="float" office:value="612.442138672">
            <text:p>612.442138672</text:p>
          </table:table-cell>
          <table:table-cell table:formula="of:=[.I36]-[.H36]" office:value-type="float" office:value="3.44213867200006">
            <text:p>3.44213867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s/>w9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9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74">
            <text:p>574</text:p>
          </table:table-cell>
          <table:table-cell office:value-type="float" office:value="577.647949219">
            <text:p>577.647949219</text:p>
          </table:table-cell>
          <table:table-cell table:formula="of:=[.I37]-[.H37]" office:value-type="float" office:value="3.647949219">
            <text:p>3.64794921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w10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0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73">
            <text:p>573</text:p>
          </table:table-cell>
          <table:table-cell office:value-type="float" office:value="576.806152344">
            <text:p>576.806152344</text:p>
          </table:table-cell>
          <table:table-cell table:formula="of:=[.I38]-[.H38]" office:value-type="float" office:value="3.806152344">
            <text:p>3.80615234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w10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0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49">
            <text:p>649</text:p>
          </table:table-cell>
          <table:table-cell office:value-type="float" office:value="653.110107422">
            <text:p>653.110107422</text:p>
          </table:table-cell>
          <table:table-cell table:formula="of:=[.I39]-[.H39]" office:value-type="float" office:value="4.11010742200006">
            <text:p>4.11010742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s/>w10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0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80">
            <text:p>680</text:p>
          </table:table-cell>
          <table:table-cell office:value-type="float" office:value="683.638916016">
            <text:p>683.638916016</text:p>
          </table:table-cell>
          <table:table-cell table:formula="of:=[.I40]-[.H40]" office:value-type="float" office:value="3.63891601600005">
            <text:p>3.63891601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s/>w10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0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47">
            <text:p>647</text:p>
          </table:table-cell>
          <table:table-cell office:value-type="float" office:value="650.3359375">
            <text:p>650.3359375</text:p>
          </table:table-cell>
          <table:table-cell table:formula="of:=[.I41]-[.H41]" office:value-type="float" office:value="3.3359375">
            <text:p>3.335937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w1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23">
            <text:p>623</text:p>
          </table:table-cell>
          <table:table-cell office:value-type="float" office:value="627.864013672">
            <text:p>627.864013672</text:p>
          </table:table-cell>
          <table:table-cell table:formula="of:=[.I42]-[.H42]" office:value-type="float" office:value="4.86401367200006">
            <text:p>4.86401367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w1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06">
            <text:p>606</text:p>
          </table:table-cell>
          <table:table-cell office:value-type="float" office:value="609.898925781">
            <text:p>609.898925781</text:p>
          </table:table-cell>
          <table:table-cell table:formula="of:=[.I43]-[.H43]" office:value-type="float" office:value="3.898925781">
            <text:p>3.89892578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s/>w1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02">
            <text:p>602</text:p>
          </table:table-cell>
          <table:table-cell office:value-type="float" office:value="605.388916016">
            <text:p>605.388916016</text:p>
          </table:table-cell>
          <table:table-cell table:formula="of:=[.I44]-[.H44]" office:value-type="float" office:value="3.38891601600005">
            <text:p>3.38891601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s/>w1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89">
            <text:p>689</text:p>
          </table:table-cell>
          <table:table-cell office:value-type="float" office:value="692.919921875">
            <text:p>692.919921875</text:p>
          </table:table-cell>
          <table:table-cell table:formula="of:=[.I45]-[.H45]" office:value-type="float" office:value="3.919921875">
            <text:p>3.91992187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w1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80">
            <text:p>580</text:p>
          </table:table-cell>
          <table:table-cell office:value-type="float" office:value="584.012207031">
            <text:p>584.012207031</text:p>
          </table:table-cell>
          <table:table-cell table:formula="of:=[.I46]-[.H46]" office:value-type="float" office:value="4.012207031">
            <text:p>4.01220703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w1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73">
            <text:p>573</text:p>
          </table:table-cell>
          <table:table-cell office:value-type="float" office:value="577.169921875">
            <text:p>577.169921875</text:p>
          </table:table-cell>
          <table:table-cell table:formula="of:=[.I47]-[.H47]" office:value-type="float" office:value="4.169921875">
            <text:p>4.16992187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s/>w1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78">
            <text:p>578</text:p>
          </table:table-cell>
          <table:table-cell office:value-type="float" office:value="581.869140625">
            <text:p>581.869140625</text:p>
          </table:table-cell>
          <table:table-cell table:formula="of:=[.I48]-[.H48]" office:value-type="float" office:value="3.869140625">
            <text:p>3.86914062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s/>w1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89">
            <text:p>589</text:p>
          </table:table-cell>
          <table:table-cell office:value-type="float" office:value="593.533935547">
            <text:p>593.533935547</text:p>
          </table:table-cell>
          <table:table-cell table:formula="of:=[.I49]-[.H49]" office:value-type="float" office:value="4.53393554700006">
            <text:p>4.53393554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w1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75">
            <text:p>575</text:p>
          </table:table-cell>
          <table:table-cell office:value-type="float" office:value="580.465087891">
            <text:p>580.465087891</text:p>
          </table:table-cell>
          <table:table-cell table:formula="of:=[.I50]-[.H50]" office:value-type="float" office:value="5.46508789100005">
            <text:p>5.46508789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w1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40">
            <text:p>640</text:p>
          </table:table-cell>
          <table:table-cell office:value-type="float" office:value="643.750244141">
            <text:p>643.750244141</text:p>
          </table:table-cell>
          <table:table-cell table:formula="of:=[.I51]-[.H51]" office:value-type="float" office:value="3.75024414100005">
            <text:p>3.75024414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s/>w1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94">
            <text:p>594</text:p>
          </table:table-cell>
          <table:table-cell office:value-type="float" office:value="598.576904297">
            <text:p>598.576904297</text:p>
          </table:table-cell>
          <table:table-cell table:formula="of:=[.I52]-[.H52]" office:value-type="float" office:value="4.57690429700006">
            <text:p>4.57690429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s/>w1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485">
            <text:p>485</text:p>
          </table:table-cell>
          <table:table-cell office:value-type="float" office:value="488.681152344">
            <text:p>488.681152344</text:p>
          </table:table-cell>
          <table:table-cell table:formula="of:=[.I53]-[.H53]" office:value-type="float" office:value="3.681152344">
            <text:p>3.68115234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w1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47">
            <text:p>547</text:p>
          </table:table-cell>
          <table:table-cell office:value-type="float" office:value="551.307861328">
            <text:p>551.307861328</text:p>
          </table:table-cell>
          <table:table-cell table:formula="of:=[.I54]-[.H54]" office:value-type="float" office:value="4.30786132799994">
            <text:p>4.30786132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w1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08">
            <text:p>608</text:p>
          </table:table-cell>
          <table:table-cell office:value-type="float" office:value="612.031982422">
            <text:p>612.031982422</text:p>
          </table:table-cell>
          <table:table-cell table:formula="of:=[.I55]-[.H55]" office:value-type="float" office:value="4.03198242200006">
            <text:p>4.03198242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s/>w1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31">
            <text:p>531</text:p>
          </table:table-cell>
          <table:table-cell office:value-type="float" office:value="535.511962891">
            <text:p>535.511962891</text:p>
          </table:table-cell>
          <table:table-cell table:formula="of:=[.I56]-[.H56]" office:value-type="float" office:value="4.51196289100005">
            <text:p>4.51196289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s/>w1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30">
            <text:p>530</text:p>
          </table:table-cell>
          <table:table-cell office:value-type="float" office:value="533.656982422">
            <text:p>533.656982422</text:p>
          </table:table-cell>
          <table:table-cell table:formula="of:=[.I57]-[.H57]" office:value-type="float" office:value="3.65698242200006">
            <text:p>3.65698242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w1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68">
            <text:p>568</text:p>
          </table:table-cell>
          <table:table-cell office:value-type="float" office:value="571.390869141">
            <text:p>571.390869141</text:p>
          </table:table-cell>
          <table:table-cell table:formula="of:=[.I58]-[.H58]" office:value-type="float" office:value="3.39086914100005">
            <text:p>3.39086914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w1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19">
            <text:p>619</text:p>
          </table:table-cell>
          <table:table-cell office:value-type="float" office:value="623.2890625">
            <text:p>623.2890625</text:p>
          </table:table-cell>
          <table:table-cell table:formula="of:=[.I59]-[.H59]" office:value-type="float" office:value="4.2890625">
            <text:p>4.289062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s/>w1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29">
            <text:p>529</text:p>
          </table:table-cell>
          <table:table-cell office:value-type="float" office:value="533.381835938">
            <text:p>533.381835938</text:p>
          </table:table-cell>
          <table:table-cell table:formula="of:=[.I60]-[.H60]" office:value-type="float" office:value="4.381835938">
            <text:p>4.38183593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s/>w1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76">
            <text:p>576</text:p>
          </table:table-cell>
          <table:table-cell office:value-type="float" office:value="580.498046875">
            <text:p>580.498046875</text:p>
          </table:table-cell>
          <table:table-cell table:formula="of:=[.I61]-[.H61]" office:value-type="float" office:value="4.498046875">
            <text:p>4.498046875</text:p>
          </table:table-cell>
        </table:table-row>
        <table:table-row table:style-name="ro2" table:number-rows-repeated="1048514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Pivot Table_Refined_1" table:style-name="ta1">
        <table:table-column table:style-name="co10" table:number-columns-repeated="9" table:default-cell-style-name="Default"/>
        <table:table-row table:style-name="ro2">
          <table:table-cell office:value-type="string">
            <text:p>Filter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>
            <text:p>Workload</text:p>
          </table:table-cell>
          <table:table-cell table:style-name="ce5"/>
          <table:table-cell table:number-columns-repeated="2"/>
          <table:table-cell office:value-type="string">
            <text:p>Number</text:p>
          </table:table-cell>
          <table:table-cell table:number-columns-repeated="2" office:value-type="string">
            <text:p>Workload</text:p>
          </table:table-cell>
          <table:table-cell office:value-type="string">
            <text:p>Time</text:p>
          </table:table-cell>
          <table:table-cell office:value-type="string">
            <text:p>Qtime</text:p>
          </table:table-cell>
        </table:table-row>
        <table:table-row table:style-name="ro2">
          <table:table-cell table:style-name="ce2" office:value-type="string">
            <text:p><text:s/>w1 </text:p>
          </table:table-cell>
          <table:table-cell table:style-name="ce6" office:value-type="float" office:value="600.25">
            <text:p>600.25</text:p>
          </table:table-cell>
          <table:table-cell table:number-columns-repeated="2"/>
          <table:table-cell table:formula="of:=VALUE(RIGHT(TRIM([.F4]);LEN(TRIM([.F4]))-1))" office:value-type="float" office:value="1">
            <text:p>1</text:p>
          </table:table-cell>
          <table:table-cell office:value-type="string">
            <text:p><text:s/>w1 </text:p>
          </table:table-cell>
          <table:table-cell office:value-type="float" office:value="100">
            <text:p>100</text:p>
          </table:table-cell>
          <table:table-cell table:formula="of:=[.I4]/1000" office:value-type="float" office:value="0.60025">
            <text:p>0.60025</text:p>
          </table:table-cell>
          <table:table-cell office:value-type="float" office:value="600.25">
            <text:p>600.25</text:p>
          </table:table-cell>
        </table:table-row>
        <table:table-row table:style-name="ro2">
          <table:table-cell table:style-name="ce3" office:value-type="string">
            <text:p><text:s/>w10 </text:p>
          </table:table-cell>
          <table:table-cell table:style-name="ce7" office:value-type="float" office:value="637.25">
            <text:p>637.25</text:p>
          </table:table-cell>
          <table:table-cell table:number-columns-repeated="2"/>
          <table:table-cell table:formula="of:=VALUE(RIGHT(TRIM([.F5]);LEN(TRIM([.F5]))-1))" office:value-type="float" office:value="2">
            <text:p>2</text:p>
          </table:table-cell>
          <table:table-cell office:value-type="string">
            <text:p><text:s/>w2 </text:p>
          </table:table-cell>
          <table:table-cell office:value-type="float" office:value="200">
            <text:p>200</text:p>
          </table:table-cell>
          <table:table-cell table:formula="of:=[.I5]/1000" office:value-type="float" office:value="0.644">
            <text:p>0.644</text:p>
          </table:table-cell>
          <table:table-cell office:value-type="float" office:value="644">
            <text:p>644</text:p>
          </table:table-cell>
        </table:table-row>
        <table:table-row table:style-name="ro2">
          <table:table-cell table:style-name="ce3" office:value-type="string">
            <text:p><text:s/>w11 </text:p>
          </table:table-cell>
          <table:table-cell table:style-name="ce7" office:value-type="float" office:value="630">
            <text:p>630</text:p>
          </table:table-cell>
          <table:table-cell table:number-columns-repeated="2"/>
          <table:table-cell table:formula="of:=VALUE(RIGHT(TRIM([.F6]);LEN(TRIM([.F6]))-1))" office:value-type="float" office:value="3">
            <text:p>3</text:p>
          </table:table-cell>
          <table:table-cell office:value-type="string">
            <text:p><text:s/>w3 </text:p>
          </table:table-cell>
          <table:table-cell office:value-type="float" office:value="400">
            <text:p>400</text:p>
          </table:table-cell>
          <table:table-cell table:formula="of:=[.I6]/1000" office:value-type="float" office:value="0.6335">
            <text:p>0.6335</text:p>
          </table:table-cell>
          <table:table-cell office:value-type="float" office:value="633.5">
            <text:p>633.5</text:p>
          </table:table-cell>
        </table:table-row>
        <table:table-row table:style-name="ro2">
          <table:table-cell table:style-name="ce3" office:value-type="string">
            <text:p><text:s/>w12 </text:p>
          </table:table-cell>
          <table:table-cell table:style-name="ce7" office:value-type="float" office:value="580">
            <text:p>580</text:p>
          </table:table-cell>
          <table:table-cell table:number-columns-repeated="2"/>
          <table:table-cell table:formula="of:=VALUE(RIGHT(TRIM([.F7]);LEN(TRIM([.F7]))-1))" office:value-type="float" office:value="4">
            <text:p>4</text:p>
          </table:table-cell>
          <table:table-cell office:value-type="string">
            <text:p><text:s/>w4 </text:p>
          </table:table-cell>
          <table:table-cell office:value-type="float" office:value="800">
            <text:p>800</text:p>
          </table:table-cell>
          <table:table-cell table:formula="of:=[.I7]/1000" office:value-type="float" office:value="0.6025">
            <text:p>0.6025</text:p>
          </table:table-cell>
          <table:table-cell office:value-type="float" office:value="602.5">
            <text:p>602.5</text:p>
          </table:table-cell>
        </table:table-row>
        <table:table-row table:style-name="ro2">
          <table:table-cell table:style-name="ce3" office:value-type="string">
            <text:p><text:s/>w13 </text:p>
          </table:table-cell>
          <table:table-cell table:style-name="ce7" office:value-type="float" office:value="573.5">
            <text:p>573.5</text:p>
          </table:table-cell>
          <table:table-cell table:number-columns-repeated="2"/>
          <table:table-cell table:formula="of:=VALUE(RIGHT(TRIM([.F8]);LEN(TRIM([.F8]))-1))" office:value-type="float" office:value="5">
            <text:p>5</text:p>
          </table:table-cell>
          <table:table-cell office:value-type="string">
            <text:p><text:s/>w5 </text:p>
          </table:table-cell>
          <table:table-cell office:value-type="float" office:value="1600">
            <text:p>1600</text:p>
          </table:table-cell>
          <table:table-cell table:formula="of:=[.I8]/1000" office:value-type="float" office:value="0.633">
            <text:p>0.633</text:p>
          </table:table-cell>
          <table:table-cell office:value-type="float" office:value="633">
            <text:p>633</text:p>
          </table:table-cell>
        </table:table-row>
        <table:table-row table:style-name="ro2">
          <table:table-cell table:style-name="ce3" office:value-type="string">
            <text:p><text:s/>w14 </text:p>
          </table:table-cell>
          <table:table-cell table:style-name="ce7" office:value-type="float" office:value="554">
            <text:p>554</text:p>
          </table:table-cell>
          <table:table-cell table:number-columns-repeated="2"/>
          <table:table-cell table:formula="of:=VALUE(RIGHT(TRIM([.F9]);LEN(TRIM([.F9]))-1))" office:value-type="float" office:value="6">
            <text:p>6</text:p>
          </table:table-cell>
          <table:table-cell office:value-type="string">
            <text:p><text:s/>w6 </text:p>
          </table:table-cell>
          <table:table-cell office:value-type="float" office:value="3200">
            <text:p>3200</text:p>
          </table:table-cell>
          <table:table-cell table:formula="of:=[.I9]/1000" office:value-type="float" office:value="0.58775">
            <text:p>0.58775</text:p>
          </table:table-cell>
          <table:table-cell office:value-type="float" office:value="587.75">
            <text:p>587.75</text:p>
          </table:table-cell>
        </table:table-row>
        <table:table-row table:style-name="ro2">
          <table:table-cell table:style-name="ce3" office:value-type="string">
            <text:p><text:s/>w15 </text:p>
          </table:table-cell>
          <table:table-cell table:style-name="ce7" office:value-type="float" office:value="573">
            <text:p>573</text:p>
          </table:table-cell>
          <table:table-cell table:number-columns-repeated="2"/>
          <table:table-cell table:formula="of:=VALUE(RIGHT(TRIM([.F10]);LEN(TRIM([.F10]))-1))" office:value-type="float" office:value="7">
            <text:p>7</text:p>
          </table:table-cell>
          <table:table-cell office:value-type="string">
            <text:p><text:s/>w7 </text:p>
          </table:table-cell>
          <table:table-cell office:value-type="float" office:value="6400">
            <text:p>6400</text:p>
          </table:table-cell>
          <table:table-cell table:formula="of:=[.I10]/1000" office:value-type="float" office:value="0.59325">
            <text:p>0.59325</text:p>
          </table:table-cell>
          <table:table-cell office:value-type="float" office:value="593.25">
            <text:p>593.25</text:p>
          </table:table-cell>
        </table:table-row>
        <table:table-row table:style-name="ro2">
          <table:table-cell table:style-name="ce3" office:value-type="string">
            <text:p><text:s/>w2 </text:p>
          </table:table-cell>
          <table:table-cell table:style-name="ce7" office:value-type="float" office:value="644">
            <text:p>644</text:p>
          </table:table-cell>
          <table:table-cell table:number-columns-repeated="2"/>
          <table:table-cell table:formula="of:=VALUE(RIGHT(TRIM([.F11]);LEN(TRIM([.F11]))-1))" office:value-type="float" office:value="8">
            <text:p>8</text:p>
          </table:table-cell>
          <table:table-cell office:value-type="string">
            <text:p><text:s/>w8 </text:p>
          </table:table-cell>
          <table:table-cell office:value-type="float" office:value="12800">
            <text:p>12800</text:p>
          </table:table-cell>
          <table:table-cell table:formula="of:=[.I11]/1000" office:value-type="float" office:value="0.62375">
            <text:p>0.62375</text:p>
          </table:table-cell>
          <table:table-cell office:value-type="float" office:value="623.75">
            <text:p>623.75</text:p>
          </table:table-cell>
        </table:table-row>
        <table:table-row table:style-name="ro2">
          <table:table-cell table:style-name="ce3" office:value-type="string">
            <text:p><text:s/>w3 </text:p>
          </table:table-cell>
          <table:table-cell table:style-name="ce7" office:value-type="float" office:value="633.5">
            <text:p>633.5</text:p>
          </table:table-cell>
          <table:table-cell table:number-columns-repeated="2"/>
          <table:table-cell table:formula="of:=VALUE(RIGHT(TRIM([.F12]);LEN(TRIM([.F12]))-1))" office:value-type="float" office:value="9">
            <text:p>9</text:p>
          </table:table-cell>
          <table:table-cell office:value-type="string">
            <text:p><text:s/>w9 </text:p>
          </table:table-cell>
          <table:table-cell office:value-type="float" office:value="25600">
            <text:p>25600</text:p>
          </table:table-cell>
          <table:table-cell table:formula="of:=[.I12]/1000" office:value-type="float" office:value="0.6125">
            <text:p>0.6125</text:p>
          </table:table-cell>
          <table:table-cell office:value-type="float" office:value="612.5">
            <text:p>612.5</text:p>
          </table:table-cell>
        </table:table-row>
        <table:table-row table:style-name="ro2">
          <table:table-cell table:style-name="ce3" office:value-type="string">
            <text:p><text:s/>w4 </text:p>
          </table:table-cell>
          <table:table-cell table:style-name="ce7" office:value-type="float" office:value="602.5">
            <text:p>602.5</text:p>
          </table:table-cell>
          <table:table-cell table:number-columns-repeated="2"/>
          <table:table-cell table:formula="of:=VALUE(RIGHT(TRIM([.F13]);LEN(TRIM([.F13]))-1))" office:value-type="float" office:value="10">
            <text:p>10</text:p>
          </table:table-cell>
          <table:table-cell office:value-type="string">
            <text:p><text:s/>w10 </text:p>
          </table:table-cell>
          <table:table-cell office:value-type="float" office:value="51200">
            <text:p>51200</text:p>
          </table:table-cell>
          <table:table-cell table:formula="of:=[.I13]/1000" office:value-type="float" office:value="0.63725">
            <text:p>0.63725</text:p>
          </table:table-cell>
          <table:table-cell office:value-type="float" office:value="637.25">
            <text:p>637.25</text:p>
          </table:table-cell>
        </table:table-row>
        <table:table-row table:style-name="ro2">
          <table:table-cell table:style-name="ce3" office:value-type="string">
            <text:p><text:s/>w5 </text:p>
          </table:table-cell>
          <table:table-cell table:style-name="ce7" office:value-type="float" office:value="633">
            <text:p>633</text:p>
          </table:table-cell>
          <table:table-cell table:number-columns-repeated="2"/>
          <table:table-cell table:formula="of:=VALUE(RIGHT(TRIM([.F14]);LEN(TRIM([.F14]))-1))" office:value-type="float" office:value="11">
            <text:p>11</text:p>
          </table:table-cell>
          <table:table-cell office:value-type="string">
            <text:p><text:s/>w11 </text:p>
          </table:table-cell>
          <table:table-cell office:value-type="float" office:value="102400">
            <text:p>102400</text:p>
          </table:table-cell>
          <table:table-cell table:formula="of:=[.I14]/1000" office:value-type="float" office:value="0.63">
            <text:p>0.63</text:p>
          </table:table-cell>
          <table:table-cell office:value-type="float" office:value="630">
            <text:p>630</text:p>
          </table:table-cell>
        </table:table-row>
        <table:table-row table:style-name="ro2">
          <table:table-cell table:style-name="ce3" office:value-type="string">
            <text:p><text:s/>w6 </text:p>
          </table:table-cell>
          <table:table-cell table:style-name="ce7" office:value-type="float" office:value="587.75">
            <text:p>587.75</text:p>
          </table:table-cell>
          <table:table-cell table:number-columns-repeated="2"/>
          <table:table-cell table:formula="of:=VALUE(RIGHT(TRIM([.F15]);LEN(TRIM([.F15]))-1))" office:value-type="float" office:value="12">
            <text:p>12</text:p>
          </table:table-cell>
          <table:table-cell office:value-type="string">
            <text:p><text:s/>w12 </text:p>
          </table:table-cell>
          <table:table-cell office:value-type="float" office:value="204800">
            <text:p>204800</text:p>
          </table:table-cell>
          <table:table-cell table:formula="of:=[.I15]/1000" office:value-type="float" office:value="0.58">
            <text:p>0.58</text:p>
          </table:table-cell>
          <table:table-cell office:value-type="float" office:value="580">
            <text:p>580</text:p>
          </table:table-cell>
        </table:table-row>
        <table:table-row table:style-name="ro2">
          <table:table-cell table:style-name="ce3" office:value-type="string">
            <text:p><text:s/>w7 </text:p>
          </table:table-cell>
          <table:table-cell table:style-name="ce7" office:value-type="float" office:value="593.25">
            <text:p>593.25</text:p>
          </table:table-cell>
          <table:table-cell table:number-columns-repeated="2"/>
          <table:table-cell table:formula="of:=VALUE(RIGHT(TRIM([.F16]);LEN(TRIM([.F16]))-1))" office:value-type="float" office:value="13">
            <text:p>13</text:p>
          </table:table-cell>
          <table:table-cell office:value-type="string">
            <text:p><text:s/>w13 </text:p>
          </table:table-cell>
          <table:table-cell office:value-type="float" office:value="409600">
            <text:p>409600</text:p>
          </table:table-cell>
          <table:table-cell table:formula="of:=[.I16]/1000" office:value-type="float" office:value="0.5735">
            <text:p>0.5735</text:p>
          </table:table-cell>
          <table:table-cell office:value-type="float" office:value="573.5">
            <text:p>573.5</text:p>
          </table:table-cell>
        </table:table-row>
        <table:table-row table:style-name="ro2">
          <table:table-cell table:style-name="ce3" office:value-type="string">
            <text:p><text:s/>w8 </text:p>
          </table:table-cell>
          <table:table-cell table:style-name="ce7" office:value-type="float" office:value="623.75">
            <text:p>623.75</text:p>
          </table:table-cell>
          <table:table-cell table:number-columns-repeated="2"/>
          <table:table-cell table:formula="of:=VALUE(RIGHT(TRIM([.F17]);LEN(TRIM([.F17]))-1))" office:value-type="float" office:value="14">
            <text:p>14</text:p>
          </table:table-cell>
          <table:table-cell office:value-type="string">
            <text:p><text:s/>w14 </text:p>
          </table:table-cell>
          <table:table-cell office:value-type="float" office:value="819200">
            <text:p>819200</text:p>
          </table:table-cell>
          <table:table-cell table:formula="of:=[.I17]/1000" office:value-type="float" office:value="0.554">
            <text:p>0.554</text:p>
          </table:table-cell>
          <table:table-cell office:value-type="float" office:value="554">
            <text:p>554</text:p>
          </table:table-cell>
        </table:table-row>
        <table:table-row table:style-name="ro2">
          <table:table-cell table:style-name="ce3" office:value-type="string">
            <text:p><text:s/>w9 </text:p>
          </table:table-cell>
          <table:table-cell table:style-name="ce8" office:value-type="float" office:value="612.5">
            <text:p>612.5</text:p>
          </table:table-cell>
          <table:table-cell table:number-columns-repeated="2"/>
          <table:table-cell table:formula="of:=VALUE(RIGHT(TRIM([.F18]);LEN(TRIM([.F18]))-1))" office:value-type="float" office:value="15">
            <text:p>15</text:p>
          </table:table-cell>
          <table:table-cell office:value-type="string">
            <text:p><text:s/>w15 </text:p>
          </table:table-cell>
          <table:table-cell office:value-type="float" office:value="1638400">
            <text:p>1638400</text:p>
          </table:table-cell>
          <table:table-cell table:formula="of:=[.I18]/1000" office:value-type="float" office:value="0.573">
            <text:p>0.573</text:p>
          </table:table-cell>
          <table:table-cell office:value-type="float" office:value="573">
            <text:p>573</text:p>
          </table:table-cell>
        </table:table-row>
        <table:table-row table:style-name="ro2">
          <table:table-cell table:style-name="ce4" office:value-type="string">
            <text:p>Total Result</text:p>
          </table:table-cell>
          <table:table-cell table:style-name="ce9" office:value-type="float" office:value="605.216666666667">
            <text:p>605.2166666667</text:p>
          </table:table-cell>
          <table:table-cell table:number-columns-repeated="7"/>
        </table:table-row>
        <table:table-row table:style-name="ro2">
          <table:table-cell table:number-columns-repeated="7"/>
          <table:table-cell table:formula="of:=MAX([.H4:.H18])" office:value-type="float" office:value="0.644">
            <text:p>0.644</text:p>
          </table:table-cell>
          <table:table-cell/>
        </table:table-row>
        <table:table-row table:style-name="ro2" table:number-rows-repeated="1048555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  <table:database-ranges>
        <table:database-range table:name="__Anonymous_Sheet_DB__1" table:target-range-address="'Pre-processor'.A1:'Pre-processor'.I151" table:display-filter-buttons="true" table:orientation="column">
          <table:filter>
            <table:filter-or>
              <table:filter-condition table:field-number="0" table:value="3" table:operator="=">
                <table:filter-set-item table:value="3"/>
                <table:filter-set-item table:value="4"/>
                <table:filter-set-item table:value="5"/>
                <table:filter-set-item table:value="2"/>
              </table:filter-condition>
            </table:filter-or>
          </table:filter>
        </table:database-range>
        <table:database-range table:name="__Anonymous_Sheet_DB__3" table:target-range-address="'Pivot Table_Refined_1'.E3:'Pivot Table_Refined_1'.I18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Pivot Table_Refined_1'.A1:'Pivot Table_Refined_1'.B19" table:buttons="'Pivot Table_Refined_1'.A1 'Pivot Table_Refined_1'.A3">
          <table:source-cell-range table:cell-range-address="Refined.A1:Refined.I61"/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 w1 " table:display="true" table:show-details="true"/>
                <table:data-pilot-member table:name=" w10 " table:display="true" table:show-details="true"/>
                <table:data-pilot-member table:name=" w11 " table:display="true" table:show-details="true"/>
                <table:data-pilot-member table:name=" w12 " table:display="true" table:show-details="true"/>
                <table:data-pilot-member table:name=" w13 " table:display="true" table:show-details="true"/>
                <table:data-pilot-member table:name=" w14 " table:display="true" table:show-details="true"/>
                <table:data-pilot-member table:name=" w15 " table:display="true" table:show-details="true"/>
                <table:data-pilot-member table:name=" w2 " table:display="true" table:show-details="true"/>
                <table:data-pilot-member table:name=" w3 " table:display="true" table:show-details="true"/>
                <table:data-pilot-member table:name=" w4 " table:display="true" table:show-details="true"/>
                <table:data-pilot-member table:name=" w5 " table:display="true" table:show-details="true"/>
                <table:data-pilot-member table:name=" w6 " table:display="true" table:show-details="true"/>
                <table:data-pilot-member table:name=" w7 " table:display="true" table:show-details="true"/>
                <table:data-pilot-member table:name=" w8 " table:display="true" table:show-details="true"/>
                <table:data-pilot-member table:name=" w9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Qtime" table:orientation="data" table:used-hierarchy="0" table:function="average">
            <table:data-pilot-level table:show-empty="false">
              <table:data-pilot-members>
                <table:data-pilot-member table:name="485" table:display="true" table:show-details="true"/>
                <table:data-pilot-member table:name="529" table:display="true" table:show-details="true"/>
                <table:data-pilot-member table:name="530" table:display="true" table:show-details="true"/>
                <table:data-pilot-member table:name="531" table:display="true" table:show-details="true"/>
                <table:data-pilot-member table:name="547" table:display="true" table:show-details="true"/>
                <table:data-pilot-member table:name="559" table:display="true" table:show-details="true"/>
                <table:data-pilot-member table:name="566" table:display="true" table:show-details="true"/>
                <table:data-pilot-member table:name="568" table:display="true" table:show-details="true"/>
                <table:data-pilot-member table:name="573" table:display="true" table:show-details="true"/>
                <table:data-pilot-member table:name="574" table:display="true" table:show-details="true"/>
                <table:data-pilot-member table:name="575" table:display="true" table:show-details="true"/>
                <table:data-pilot-member table:name="576" table:display="true" table:show-details="true"/>
                <table:data-pilot-member table:name="578" table:display="true" table:show-details="true"/>
                <table:data-pilot-member table:name="580" table:display="true" table:show-details="true"/>
                <table:data-pilot-member table:name="581" table:display="true" table:show-details="true"/>
                <table:data-pilot-member table:name="584" table:display="true" table:show-details="true"/>
                <table:data-pilot-member table:name="589" table:display="true" table:show-details="true"/>
                <table:data-pilot-member table:name="590" table:display="true" table:show-details="true"/>
                <table:data-pilot-member table:name="593" table:display="true" table:show-details="true"/>
                <table:data-pilot-member table:name="594" table:display="true" table:show-details="true"/>
                <table:data-pilot-member table:name="595" table:display="true" table:show-details="true"/>
                <table:data-pilot-member table:name="602" table:display="true" table:show-details="true"/>
                <table:data-pilot-member table:name="603" table:display="true" table:show-details="true"/>
                <table:data-pilot-member table:name="606" table:display="true" table:show-details="true"/>
                <table:data-pilot-member table:name="608" table:display="true" table:show-details="true"/>
                <table:data-pilot-member table:name="609" table:display="true" table:show-details="true"/>
                <table:data-pilot-member table:name="611" table:display="true" table:show-details="true"/>
                <table:data-pilot-member table:name="612" table:display="true" table:show-details="true"/>
                <table:data-pilot-member table:name="614" table:display="true" table:show-details="true"/>
                <table:data-pilot-member table:name="618" table:display="true" table:show-details="true"/>
                <table:data-pilot-member table:name="619" table:display="true" table:show-details="true"/>
                <table:data-pilot-member table:name="623" table:display="true" table:show-details="true"/>
                <table:data-pilot-member table:name="626" table:display="true" table:show-details="true"/>
                <table:data-pilot-member table:name="634" table:display="true" table:show-details="true"/>
                <table:data-pilot-member table:name="637" table:display="true" table:show-details="true"/>
                <table:data-pilot-member table:name="639" table:display="true" table:show-details="true"/>
                <table:data-pilot-member table:name="640" table:display="true" table:show-details="true"/>
                <table:data-pilot-member table:name="642" table:display="true" table:show-details="true"/>
                <table:data-pilot-member table:name="647" table:display="true" table:show-details="true"/>
                <table:data-pilot-member table:name="649" table:display="true" table:show-details="true"/>
                <table:data-pilot-member table:name="653" table:display="true" table:show-details="true"/>
                <table:data-pilot-member table:name="666" table:display="true" table:show-details="true"/>
                <table:data-pilot-member table:name="673" table:display="true" table:show-details="true"/>
                <table:data-pilot-member table:name="680" table:display="true" table:show-details="true"/>
                <table:data-pilot-member table:name="689" table:display="true" table:show-details="true"/>
                <table:data-pilot-member table:name="692" table:display="true" table:show-details="true"/>
                <table:data-pilot-member table:name="71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7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07T02:59:53</dc:date>
    <dc:creator>Lighton Phiri</dc:creator>
    <meta:generator>LibreOffice/3.5$Linux_x86 LibreOffice_project/350m1$Build-2</meta:generator>
    <meta:editing-duration>PT3H5M2S</meta:editing-duration>
    <meta:editing-cycles>7</meta:editing-cycles>
    <meta:document-statistic meta:table-count="4" meta:cell-count="2319" meta:object-count="0"/>
  </office:meta>
</office:document-meta>
</file>